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1000000EDE2ED5FAF.jpg" manifest:media-type="image/jpeg"/>
  <manifest:file-entry manifest:full-path="Pictures/10000000000004A90000011DACCC379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T1911O00" svg:font-family="TT1911O00"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3f143"/>
    </style:style>
    <style:style style:name="P3" style:family="paragraph" style:parent-style-name="Footer">
      <style:paragraph-properties>
        <style:tab-stops>
          <style:tab-stop style:position="10.227cm"/>
        </style:tab-stops>
      </style:paragraph-properties>
      <style:text-properties fo:language="pt" fo:country="BR" style:language-asian="pt" style:country-asian="BR"/>
    </style:style>
    <style:style style:name="P4" style:family="paragraph" style:parent-style-name="Header">
      <style:paragraph-properties>
        <style:tab-stops>
          <style:tab-stop style:position="2.464cm"/>
        </style:tab-stops>
      </style:paragraph-properties>
    </style:style>
    <style:style style:name="P5" style:family="paragraph" style:parent-style-name="Normal_20__28_Web_29_">
      <style:paragraph-properties fo:margin-left="0cm" fo:margin-right="0cm" fo:margin-top="0cm" fo:margin-bottom="0cm" loext:contextual-spacing="false" fo:line-height="100%" fo:text-align="end" style:justify-single-word="false" fo:text-indent="1cm" style:auto-text-indent="false"/>
      <style:text-properties officeooo:rsid="0013f143" officeooo:paragraph-rsid="0013f143"/>
    </style:style>
    <style:style style:name="P6" style:family="paragraph" style:parent-style-name="Normal_20__28_Web_29_">
      <style:paragraph-properties fo:margin-left="0cm" fo:margin-right="0cm" fo:margin-top="0cm" fo:margin-bottom="0cm" loext:contextual-spacing="false" fo:line-height="100%" fo:text-align="end" style:justify-single-word="false" fo:text-indent="1cm" style:auto-text-indent="false"/>
      <style:text-properties fo:font-size="11pt" officeooo:rsid="00140c09" officeooo:paragraph-rsid="00140c09" style:font-size-asian="9.60000038146973pt" style:font-size-complex="11pt"/>
    </style:style>
    <style:style style:name="P7" style:family="paragraph" style:parent-style-name="Normal_20__28_Web_29_">
      <style:paragraph-properties fo:margin-left="0cm" fo:margin-right="0cm" fo:margin-top="0cm" fo:margin-bottom="0cm" loext:contextual-spacing="false" fo:line-height="100%" fo:text-align="end" style:justify-single-word="false" fo:text-indent="1cm" style:auto-text-indent="false"/>
      <style:text-properties officeooo:paragraph-rsid="0013f143"/>
    </style:style>
    <style:style style:name="P8" style:family="paragraph" style:parent-style-name="Normal_20__28_Web_29_">
      <style:paragraph-properties fo:margin-left="0cm" fo:margin-right="0cm" fo:margin-top="0.176cm" fo:margin-bottom="0.494cm" loext:contextual-spacing="false" fo:line-height="150%" fo:text-align="justify" style:justify-single-word="false" fo:text-indent="1cm" style:auto-text-indent="false"/>
      <style:text-properties officeooo:paragraph-rsid="0013f143"/>
    </style:style>
    <style:style style:name="P9" style:family="paragraph" style:parent-style-name="Normal_20__28_Web_29_">
      <style:paragraph-properties fo:margin-top="0cm" fo:margin-bottom="0cm" loext:contextual-spacing="false" fo:line-height="150%" fo:text-align="justify" style:justify-single-word="false"/>
      <style:text-properties officeooo:paragraph-rsid="0013f143"/>
    </style:style>
    <style:style style:name="P10" style:family="paragraph" style:parent-style-name="Normal_20__28_Web_29_">
      <style:paragraph-properties fo:margin-top="0cm" fo:margin-bottom="0cm" loext:contextual-spacing="false" fo:line-height="150%" fo:text-align="justify" style:justify-single-word="false"/>
      <style:text-properties officeooo:paragraph-rsid="0015533c"/>
    </style:style>
    <style:style style:name="P11" style:family="paragraph" style:parent-style-name="Normal_20__28_Web_29_">
      <style:paragraph-properties fo:margin-top="0cm" fo:margin-bottom="0cm" loext:contextual-spacing="false" fo:line-height="100%" fo:text-align="justify" style:justify-single-word="false"/>
      <style:text-properties officeooo:paragraph-rsid="0013f143"/>
    </style:style>
    <style:style style:name="P12" style:family="paragraph" style:parent-style-name="Normal_20__28_Web_29_">
      <style:paragraph-properties fo:margin-top="0cm" fo:margin-bottom="0cm" loext:contextual-spacing="false" fo:line-height="100%" fo:text-align="justify" style:justify-single-word="false"/>
      <style:text-properties officeooo:paragraph-rsid="00140c09"/>
    </style:style>
    <style:style style:name="P13" style:family="paragraph" style:parent-style-name="Normal_20__28_Web_29_">
      <style:paragraph-properties fo:margin-top="0cm" fo:margin-bottom="0cm" loext:contextual-spacing="false" fo:line-height="100%" fo:text-align="justify" style:justify-single-word="false"/>
      <style:text-properties fo:font-weight="bold" officeooo:paragraph-rsid="0013f143" style:font-weight-asian="bold" style:font-weight-complex="bold"/>
    </style:style>
    <style:style style:name="P14" style:family="paragraph" style:parent-style-name="Normal_20__28_Web_29_">
      <style:paragraph-properties fo:margin-top="0cm" fo:margin-bottom="0cm" loext:contextual-spacing="false" fo:line-height="150%" fo:text-align="justify" style:justify-single-word="false"/>
      <style:text-properties fo:font-weight="bold" officeooo:paragraph-rsid="0013f143" style:font-weight-asian="bold" style:font-weight-complex="bold"/>
    </style:style>
    <style:style style:name="P15" style:family="paragraph" style:parent-style-name="Normal_20__28_Web_29_">
      <style:paragraph-properties fo:margin-top="0.176cm" fo:margin-bottom="0.494cm" loext:contextual-spacing="false" fo:line-height="100%"/>
      <style:text-properties officeooo:paragraph-rsid="0013f143"/>
    </style:style>
    <style:style style:name="P16" style:family="paragraph" style:parent-style-name="Normal_20__28_Web_29_">
      <style:paragraph-properties fo:margin-top="0.176cm" fo:margin-bottom="0.494cm" loext:contextual-spacing="false" fo:line-height="150%" fo:text-align="justify" style:justify-single-word="false"/>
      <style:text-properties officeooo:paragraph-rsid="0014397a"/>
    </style:style>
    <style:style style:name="P17" style:family="paragraph" style:parent-style-name="Normal_20__28_Web_29_">
      <style:paragraph-properties fo:margin-left="0cm" fo:margin-right="0cm" fo:margin-top="0.176cm" fo:margin-bottom="0.494cm" loext:contextual-spacing="false" fo:line-height="150%" fo:text-align="justify" style:justify-single-word="false" fo:text-indent="0.951cm" style:auto-text-indent="false"/>
      <style:text-properties officeooo:paragraph-rsid="0013f143"/>
    </style:style>
    <style:style style:name="P18" style:family="paragraph" style:parent-style-name="Normal_20__28_Web_29_">
      <style:paragraph-properties fo:margin-left="0cm" fo:margin-right="0cm" fo:margin-top="0cm" fo:margin-bottom="0cm" loext:contextual-spacing="false" fo:line-height="150%" fo:text-align="justify" style:justify-single-word="false" fo:text-indent="0.951cm" style:auto-text-indent="false"/>
      <style:text-properties officeooo:paragraph-rsid="0014397a"/>
    </style:style>
    <style:style style:name="P19" style:family="paragraph" style:parent-style-name="Normal_20__28_Web_29_">
      <style:paragraph-properties fo:margin-left="0cm" fo:margin-right="0cm" fo:margin-top="0cm" fo:margin-bottom="0cm" loext:contextual-spacing="false" fo:line-height="150%" fo:text-align="justify" style:justify-single-word="false" fo:text-indent="0.951cm" style:auto-text-indent="false"/>
      <style:text-properties officeooo:paragraph-rsid="0013f143"/>
    </style:style>
    <style:style style:name="P20" style:family="paragraph" style:parent-style-name="Normal_20__28_Web_29_">
      <style:paragraph-properties fo:margin-left="4.001cm" fo:margin-right="0cm" fo:margin-top="0.176cm" fo:margin-bottom="0.494cm" loext:contextual-spacing="false" fo:line-height="100%" fo:text-align="justify" style:justify-single-word="false" fo:text-indent="0cm" style:auto-text-indent="false"/>
      <style:text-properties officeooo:paragraph-rsid="0013f143"/>
    </style:style>
    <style:style style:name="P21" style:family="paragraph" style:parent-style-name="Normal_20__28_Web_29_">
      <style:paragraph-properties fo:margin-left="4.001cm" fo:margin-right="0cm" fo:margin-top="0cm" fo:margin-bottom="0cm" loext:contextual-spacing="false" fo:line-height="100%" fo:text-align="justify" style:justify-single-word="false" fo:text-indent="0cm" style:auto-text-indent="false"/>
      <style:text-properties officeooo:paragraph-rsid="0013f143"/>
    </style:style>
    <style:style style:name="P22" style:family="paragraph" style:parent-style-name="Normal_20__28_Web_29_">
      <style:paragraph-properties fo:margin-left="4.001cm" fo:margin-right="0cm" fo:margin-top="0cm" fo:margin-bottom="0cm" loext:contextual-spacing="false" fo:line-height="100%" fo:text-align="justify" style:justify-single-word="false" fo:text-indent="0cm" style:auto-text-indent="false"/>
      <style:text-properties officeooo:paragraph-rsid="00170dc1"/>
    </style:style>
    <style:style style:name="P23" style:family="paragraph" style:parent-style-name="Normal_20__28_Web_29_">
      <style:paragraph-properties fo:margin-top="0.21cm" fo:margin-bottom="0.21cm" loext:contextual-spacing="false" fo:line-height="150%"/>
      <style:text-properties officeooo:paragraph-rsid="0013f143"/>
    </style:style>
    <style:style style:name="P24" style:family="paragraph" style:parent-style-name="Normal_20__28_Web_29_" style:master-page-name="Standard">
      <style:paragraph-properties fo:margin-left="0cm" fo:margin-right="0cm" fo:margin-top="0cm" fo:margin-bottom="0cm" loext:contextual-spacing="false" fo:line-height="150%" fo:text-align="center" style:justify-single-word="false" fo:text-indent="0cm" style:auto-text-indent="false" style:page-number="auto"/>
      <style:text-properties officeooo:paragraph-rsid="0013f143"/>
    </style:style>
    <style:style style:name="P25" style:family="paragraph" style:parent-style-name="Normal_20__28_Web_29_">
      <style:paragraph-properties fo:margin-left="0cm" fo:margin-right="0cm" fo:margin-top="0cm" fo:margin-bottom="0cm" loext:contextual-spacing="false" fo:line-height="150%" fo:text-align="center" style:justify-single-word="false" fo:text-indent="0cm" style:auto-text-indent="false"/>
      <style:text-properties fo:font-weight="bold" officeooo:paragraph-rsid="0013f143" style:font-weight-asian="bold" style:font-weight-complex="bold"/>
    </style:style>
    <style:style style:name="P26" style:family="paragraph" style:parent-style-name="Normal_20__28_Web_29_" style:master-page-name="">
      <loext:graphic-properties draw:fill="none"/>
      <style:paragraph-properties fo:margin-left="0cm" fo:margin-right="0cm" fo:margin-top="0cm" fo:margin-bottom="0cm" loext:contextual-spacing="false" fo:line-height="150%" fo:text-align="justify" style:justify-single-word="false" fo:orphans="2" fo:widows="2" fo:text-indent="2.101cm" style:auto-text-indent="false" style:page-number="auto" style:writing-mode="lr-tb"/>
      <style:text-properties officeooo:paragraph-rsid="0015533c"/>
    </style:style>
    <style:style style:name="P27" style:family="paragraph" style:parent-style-name="Normal_20__28_Web_29_">
      <loext:graphic-properties draw:fill="none"/>
      <style:paragraph-properties fo:margin-left="0cm" fo:margin-right="0cm" fo:margin-top="0cm" fo:margin-bottom="0cm" loext:contextual-spacing="false" fo:line-height="150%" fo:text-align="justify" style:justify-single-word="false" fo:orphans="2" fo:widows="2" fo:text-indent="2.101cm" style:auto-text-indent="false" style:writing-mode="lr-tb"/>
      <style:text-properties officeooo:paragraph-rsid="0015533c"/>
    </style:style>
    <style:style style:name="P28" style:family="paragraph" style:parent-style-name="Normal_20__28_Web_29_">
      <loext:graphic-properties draw:fill="none"/>
      <style:paragraph-properties fo:margin-left="0cm" fo:margin-right="0cm" fo:margin-top="0cm" fo:margin-bottom="0cm" loext:contextual-spacing="false" fo:line-height="150%" fo:text-align="justify" style:justify-single-word="false" fo:orphans="2" fo:widows="2" fo:text-indent="2.101cm" style:auto-text-indent="false" style:writing-mode="lr-tb"/>
      <style:text-properties officeooo:paragraph-rsid="00170dc1"/>
    </style:style>
    <style:style style:name="P29" style:family="paragraph" style:parent-style-name="Normal_20__28_Web_29_" style:master-page-name="">
      <loext:graphic-properties draw:fill="none"/>
      <style:paragraph-properties fo:margin-left="0cm" fo:margin-right="0cm" fo:margin-top="0cm" fo:margin-bottom="0cm" loext:contextual-spacing="false" fo:line-height="150%" fo:text-align="justify" style:justify-single-word="false" fo:orphans="2" fo:widows="2" fo:text-indent="2.101cm" style:auto-text-indent="false" style:page-number="auto" style:writing-mode="lr-tb"/>
      <style:text-properties officeooo:paragraph-rsid="0015533c"/>
    </style:style>
    <style:style style:name="P30" style:family="paragraph" style:parent-style-name="Normal_20__28_Web_29_" style:master-page-name="">
      <loext:graphic-properties draw:fill="none"/>
      <style:paragraph-properties fo:margin-left="0cm" fo:margin-right="0cm" fo:margin-top="0cm" fo:margin-bottom="0cm" loext:contextual-spacing="false" fo:line-height="150%" fo:text-align="justify" style:justify-single-word="false" fo:orphans="2" fo:widows="2" fo:text-indent="2.101cm" style:auto-text-indent="false" style:page-number="auto" style:writing-mode="lr-tb"/>
      <style:text-properties officeooo:paragraph-rsid="00170dc1"/>
    </style:style>
    <style:style style:name="P31" style:family="paragraph" style:parent-style-name="Normal_20__28_Web_29_" style:master-page-name="">
      <loext:graphic-properties draw:fill="none"/>
      <style:paragraph-properties fo:margin-left="0cm" fo:margin-right="0cm" fo:margin-top="0.176cm" fo:margin-bottom="0.494cm" loext:contextual-spacing="false" fo:line-height="150%" fo:text-align="justify" style:justify-single-word="false" fo:orphans="2" fo:widows="2" fo:text-indent="2cm" style:auto-text-indent="false" style:page-number="auto" style:writing-mode="lr-tb"/>
      <style:text-properties officeooo:paragraph-rsid="0013f143"/>
    </style:style>
    <style:style style:name="P32" style:family="paragraph" style:parent-style-name="Normal_20__28_Web_29_" style:master-page-name="">
      <loext:graphic-properties draw:fill="none"/>
      <style:paragraph-properties fo:margin-left="0cm" fo:margin-right="0cm" fo:margin-top="0.176cm" fo:margin-bottom="0.494cm" loext:contextual-spacing="false" fo:line-height="150%" fo:text-align="justify" style:justify-single-word="false" fo:orphans="2" fo:widows="2" fo:text-indent="2cm" style:auto-text-indent="false" style:page-number="auto" style:writing-mode="lr-tb"/>
      <style:text-properties officeooo:paragraph-rsid="0013f143"/>
    </style:style>
    <style:style style:name="P33" style:family="paragraph" style:parent-style-name="Normal_20__28_Web_29_" style:master-page-name="">
      <loext:graphic-properties draw:fill="none"/>
      <style:paragraph-properties fo:margin-left="0cm" fo:margin-right="0cm" fo:margin-top="0.176cm" fo:margin-bottom="0.494cm" loext:contextual-spacing="false" fo:line-height="150%" fo:text-align="justify" style:justify-single-word="false" fo:orphans="2" fo:widows="2" fo:text-indent="2cm" style:auto-text-indent="false" style:page-number="auto" style:writing-mode="lr-tb"/>
      <style:text-properties officeooo:paragraph-rsid="0013f143"/>
    </style:style>
    <style:style style:name="P34" style:family="paragraph" style:parent-style-name="Normal_20__28_Web_29_" style:master-page-name="">
      <loext:graphic-properties draw:fill="none"/>
      <style:paragraph-properties fo:margin-left="0cm" fo:margin-right="0cm" fo:margin-top="0.176cm" fo:margin-bottom="0.494cm" loext:contextual-spacing="false" fo:line-height="150%" fo:text-align="justify" style:justify-single-word="false" fo:orphans="2" fo:widows="2" fo:text-indent="2cm" style:auto-text-indent="false" style:page-number="auto" style:writing-mode="lr-tb"/>
      <style:text-properties officeooo:paragraph-rsid="0013f143"/>
    </style:style>
    <style:style style:name="P35" style:family="paragraph" style:parent-style-name="Normal_20__28_Web_29_"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style:writing-mode="lr-tb"/>
      <style:text-properties officeooo:paragraph-rsid="0015533c"/>
    </style:style>
    <style:style style:name="P36" style:family="paragraph" style:parent-style-name="Normal_20__28_Web_29_"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style:writing-mode="lr-tb"/>
      <style:text-properties officeooo:paragraph-rsid="0014397a"/>
    </style:style>
    <style:style style:name="P37" style:family="paragraph" style:parent-style-name="Standard_20__28_user_29_">
      <style:paragraph-properties fo:margin-left="0cm" fo:margin-right="0cm" fo:margin-top="0.494cm" fo:margin-bottom="0.494cm" loext:contextual-spacing="false" fo:line-height="150%" fo:text-align="justify" style:justify-single-word="false" fo:text-indent="1cm" style:auto-text-indent="false"/>
      <style:text-properties officeooo:paragraph-rsid="0013f143"/>
    </style:style>
    <style:style style:name="P38" style:family="paragraph" style:parent-style-name="Standard_20__28_user_29_">
      <style:paragraph-properties fo:margin-left="4.001cm" fo:margin-right="0cm" fo:margin-top="0.494cm" fo:margin-bottom="0.494cm" loext:contextual-spacing="false" fo:text-align="justify" style:justify-single-word="false" fo:text-indent="0cm" style:auto-text-indent="false"/>
      <style:text-properties officeooo:paragraph-rsid="0013f143"/>
    </style:style>
    <style:style style:name="P39" style:family="paragraph" style:parent-style-name="Standard_20__28_user_29_">
      <style:paragraph-properties fo:margin-left="4.001cm" fo:margin-right="0cm" fo:margin-top="0.212cm" fo:margin-bottom="0.212cm" loext:contextual-spacing="false" fo:text-align="justify" style:justify-single-word="false" fo:text-indent="0cm" style:auto-text-indent="false"/>
      <style:text-properties style:font-name="Times New Roman" fo:font-size="10pt" officeooo:paragraph-rsid="0013f143" fo:background-color="#ffffff" style:font-size-asian="10pt" style:font-name-complex="Times New Roman1" style:font-size-complex="10pt"/>
    </style:style>
    <style:style style:name="P40" style:family="paragraph" style:parent-style-name="Standard_20__28_user_29_">
      <style:paragraph-properties fo:margin-top="0.494cm" fo:margin-bottom="0.494cm" loext:contextual-spacing="false" fo:line-height="150%" fo:text-align="justify" style:justify-single-word="false"/>
      <style:text-properties officeooo:paragraph-rsid="0013f143"/>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ffffff" loext:char-shading-value="0" style:font-weight-asian="bold"/>
    </style:style>
    <style:style style:name="T4" style:family="text">
      <style:text-properties fo:font-weight="bold" fo:background-color="#ffffff" loext:char-shading-value="0" style:font-weight-asian="bold" style:font-weight-complex="bold"/>
    </style:style>
    <style:style style:name="T5" style:family="text">
      <style:text-properties style:font-weight-complex="bold"/>
    </style:style>
    <style:style style:name="T6" style:family="text">
      <style:text-properties fo:font-size="10pt" style:font-size-asian="10pt" style:font-size-complex="10pt"/>
    </style:style>
    <style:style style:name="T7" style:family="text">
      <style:text-properties fo:font-size="10pt" fo:font-style="italic" style:font-size-asian="10pt" style:font-style-asian="italic" style:font-size-complex="10pt" style:font-style-complex="italic"/>
    </style:style>
    <style:style style:name="T8" style:family="text">
      <style:text-properties fo:background-color="#ffffff" loext:char-shading-value="0"/>
    </style:style>
    <style:style style:name="T9" style:family="text">
      <style:text-properties fo:font-style="italic" style:font-style-asian="italic"/>
    </style:style>
    <style:style style:name="T10" style:family="text">
      <style:text-properties style:font-name="Times New Roman" style:font-name-complex="Times New Roman1" style:font-weight-complex="bold"/>
    </style:style>
    <style:style style:name="T11" style:family="text">
      <style:text-properties style:font-name="Times New Roman" fo:font-size="10pt" fo:background-color="#ffffff" loext:char-shading-value="0" style:font-size-asian="10pt" style:font-name-complex="Times New Roman1" style:font-size-complex="10pt"/>
    </style:style>
    <style:style style:name="T12" style:family="text">
      <style:text-properties style:font-name="Times New Roman" fo:background-color="#ffffff" loext:char-shading-value="0" style:font-name-complex="Times New Roman1"/>
    </style:style>
    <style:style style:name="T13" style:family="text">
      <style:text-properties style:font-name="Times New Roman" officeooo:rsid="00184c83" fo:background-color="#ffffff" loext:char-shading-value="0" style:font-name-complex="Times New Roman1"/>
    </style:style>
    <style:style style:name="T14" style:family="text">
      <style:text-properties style:font-name="Times New Roman" officeooo:rsid="0018b3a1" fo:background-color="#ffffff" loext:char-shading-value="0" style:font-name-complex="Times New Roman1"/>
    </style:style>
    <style:style style:name="T15" style:family="text">
      <style:text-properties style:font-name="TT1911O00"/>
    </style:style>
    <style:style style:name="T16" style:family="text">
      <style:text-properties officeooo:rsid="0015533c"/>
    </style:style>
    <style:style style:name="T17" style:family="text">
      <style:text-properties officeooo:rsid="00184c83"/>
    </style:style>
    <style:style style:name="T18" style:family="text">
      <style:text-properties officeooo:rsid="0018b3a1"/>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2">CAPITAL, EDUCAÇÃO E TRABALHO: A REPRODUÇÃO DA FORÇA DE TRABALHO EM TEMPOS DE PRECARIZAÇÃO</text:span></text:p>
      <text:p text:style-name="P25"><text:bookmark text:name="_GoBack"/></text:p>
      <text:p text:style-name="P7">Ana Carmita Bezerra de Sousa</text:p>
      <text:p text:style-name="P6">Professora da UFCA/IISCA – E-mail: ana-carmita.souza@ufca.edu.br</text:p>
      <text:p text:style-name="P5">Denise Gomes de Sá</text:p>
      <text:p text:style-name="P6">Professora da PMF, atuando na Ed. Infantil. E-mail: denigomes64@hotmail.com </text:p>
      <text:p text:style-name="P7">Paulo Henrique Freitas Maciel</text:p>
      <text:p text:style-name="P6">Economista da UFCA. E-mail: paulo.freitas@ufca.edu.br </text:p>
      <text:p text:style-name="P7">Wagner Pires da Silva</text:p>
      <text:p text:style-name="P6">Administrador da UFCA. E-mail: wagner.pires@ufca.edu.br </text:p>
      <text:p text:style-name="P9"/>
      <text:p text:style-name="P13">RESUMO</text:p>
      <text:p text:style-name="P12">A educação é indissociável do trabalho. A origem de ambos está relacionada a própria constituição da humanidade. A relação estreita com o trabalho faz com que a educação se transforme de acordo com as transformações das relações de trabalho. Dessa forma, no sistema capitalista, a educação tem assumido uma forma cada vez menos relacionada ao desenvolvimento das potencialidades e capacidades do trabalhador e voltada ao desenvolvimento de habilidades instrumentais específicas. Neste<text:span text:style-name="T18"> artigo situamos </text:span>essa relação entre educação e o trabalho nos diferentes modos de produção, <text:span text:style-name="T18">na história da humanidade</text:span>, apresentando a necessidade de superação <text:span text:style-name="T18">do modo como tal relação se apresenta na sociedade capitalista, para que a educação</text:span> possa cumprir seu papel, negando as determinações do capital sobre a<text:span text:style-name="T18">s pessoas</text:span>. </text:p>
      <text:p text:style-name="P12"><text:span text:style-name="T1">Palavras-chave</text:span>: Educação; Trabalho; Educação profissional; Capitalismo; </text:p>
      <text:p text:style-name="P11"/>
      <text:p text:style-name="P9"/>
      <text:p text:style-name="P14">INTRODUÇÃO</text:p>
      <text:p text:style-name="P35">A ascensão do capitalismo foi acompanhada pela expansão da educação. A necessidade do capital de que o trabalhador pudesse ter os conhecimentos adequados para lidar com os meios de produção e com as novas relações surgidas com a reprodução do sistema. Durante boa parte do século passado a burguesia se empenhou em universalizar a educação e permitir que <text:span text:style-name="T16">os trabalhadores</text:span> tivesse<text:span text:style-name="T16">m </text:span>acesso a ela. Era uma educação de segunda c<text:span text:style-name="T16">lasse</text:span>, mas ainda assim, permitia <text:span text:style-name="T16">a compreensão d</text:span>o mundo a sua volta e <text:span text:style-name="T16">d</text:span>o lugar que esperavam que ele ocupasse na sociedade. Entretanto o capital não é um sistema estático e muito menos linear. Ele se modifica através do tempo, em sua busca por ampliar a extração de mais-valor. </text:p>
      <text:p text:style-name="P26"><text:span text:style-name="T16">Assim é que a</text:span> contínua ampliação da exploração dos trabalhadores, a precarização das relações de trabalho e a diminuição, por conta do avanço da informática, dos conhecimentos necessários para operar os meios de produção resultaram numa postura de cercear a educação, relegando a mesma ao nível mais básico de apenas capacitar o trabalhador <text:span text:style-name="T16">para a</text:span> realização de sua atividade especializada. </text:p>
      <text:p text:style-name="P27"><text:soft-page-break/><text:span text:style-name="T5">Antunes e Pinto (2017) acreditam que, na atualidade, embora a alienação do trabalhador pareça menor, ela está mais interiorizada, pois “o trabalhador e a trabalhadora têm que se envolver como os objetivos do capital. Ele e ela não são mais ‘trabalhador ou trabalhadora’, mas definidos como ‘colaborador e colaboradora’, ‘consultor e consultora’” (ANTUNES; PINTO, 2017, p. 75). </text:span>Este trabalho discorre sobre a educação profissional e as mudanças que esta sofreu através do tempo para se adaptar às necessidades do capital. Para isso, cabe entender a relação entre a educação e o trabalho e por fim os modelos de educação impostos à classe trabalhadora. </text:p>
      <text:p text:style-name="P16"/>
      <text:p text:style-name="P16">UMA AÇÃO HUMANA: O ATO DE EDUCAR</text:p>
      <text:p text:style-name="P10"><text:tab/>Trabalho e educação formam uma unidade, não sendo possível pensar estas dimensões humanas de forma separada. Saviani (2007) salienta que a origem da educação está no próprio ato do ser humano transformar, em conjunto com seus semelhantes, a natureza, adequando-a as suas necessidades materiais e espirituais, ou seja, produzindo a sua existência em sociedade e a partir da natureza. Com a divisão da sociedade em classes a natureza geral do trabalho não muda, mas cria processos educacionais distintos de acordo com a classe social. </text:p>
      <text:p text:style-name="P26">Saviani (2006) parte de uma análise histórica dos diversos modos de produção pelos quais a humanidade passou (comunismo primitivo, feudalismo e, agora, o capitalismo) evidenciando o trabalho como um fator que determina a origem e existência do ser humano na terra tal como somos hoje. “Voltando-nos para o processo de surgimento do homem vamos constatar seu início no momento em que determinado ser natural se destaca da natureza e é obrigado, para existir, a produzir sua própria vida.” (2006, p.154). Nessa perspectiva, a educação nas sociedades chamadas primitivas coincidia com a própria construção da vida em coletividade, em suas manifestações artísticas, culturais e laborais. Não havia momento e lugar específicos para o ato educativo; este estava em todas as práticas da comunidade, pertencia aos momentos de contato social. Este contato direto definia, através da experiência, um conjunto de conhecimento que poderiam ser aprendidos, conservando o que a experiência acumulada considerava como proveitoso, alterando-os por meios da ação cotidiana.</text:p>
      <text:p text:style-name="P27">Neste modo de organização comunal, os homens, a partir da transformação constante da natureza, adaptando-a a suas necessidades, produziam a sua existência e se educavam nesse fazer produtivo. “Lidando com a terra, lidando com a natureza, se <text:soft-page-break/>relacionando uns com os outros, os homens se educavam e educavam as novas gerações.” (SAVIANI, 1994, p. 152). Até então não havia escolas, mas seguramente acontecia educação nos mais variados espaços onde as pessoas se relacionavam e produziam os seus modos de vida. Devido às características social, histórica e cultural do ser humano, ninguém, escapa da educação. </text:p>
      <text:p text:style-name="P17">Da mesma forma que o trabalho, portanto, a educação: “[...] é um fenômeno social e universal, sendo uma atividade humana necessária ao funcionamento de todas as sociedades [...]. Não há sociedade sem prática educativa e nem prática educativa sem sociedade.” (LIBÂNEO, 1994, p. 16-17). O que pode ser interpretado sem prejuízo de compreensão: não há sociedade sem trabalho, tampouco trabalho sem sociedade. Neste modo comunal os meios de produção pertenciam à comunidade, não havendo diferenças do ponto de vista social. </text:p>
      <text:p text:style-name="P20"><text:span text:style-name="T6">Não havia a divisão em classes. Tudo era feito em comum. Na unidade aglutinadora da tribo dava-se a apropriação coletiva da terra, constituindo a propriedade tribal na qual os homens produziam sua existência em comum e se educavam nesse mesmo processo. Nessas condições, a educação identificava-se com a vida. A expressão “educação é vida”, e não preparação para a vida, reivindicada muitos séculos mais tarde, já na nossa época, era, nessas origens remotas, verdade prática. (SAVIANI, 2007, p. 154/155)</text:span></text:p>
      <text:p text:style-name="P31">Com o surgimento da propriedade privada, de certo modo trabalho e educação se separam. Historicamente, o surgimento da propriedade privada coincide com o surgimento da escola como local de ócio produtivo, para os detentores dos meios de produção. A educação já não ocorre somente na ação espontânea da vida comunitária; ela já é um processo separado do fazer quotidiano:</text:p>
      <text:p text:style-name="P20"><text:span text:style-name="T6">Assim, se nas sociedades primitivas, caracterizadas pelo modo coletivo de produção da existência humana, a educação consistia numa ação espontânea, não diferenciada das outras formas de ação desenvolvidas pelo homem, coincidindo inteiramente com o processo de trabalho que era comum a todos os membros da comunidade, com a divisão dos homens em classes a educação também resulta dividida; diferencia-se, em consequência, a educação destinada à classe dominante daquela a que tem acesso a classe dominada. E é ai que se localiza a origem da </text:span><text:span text:style-name="T7">escola</text:span><text:span text:style-name="T6">. (SAVIANI, 2007, p. 155-156).</text:span></text:p>
      <text:p text:style-name="P26">A posse privada da terra, então maior bem de valor econômico, é que permitiria, à parte proprietária, viver sem trabalhar, ou seja, do ócio, na escola. Mas como conseguiram viver do ócio, sem trabalhar? Como salientamos na análise de Marx (1989) a origem de toda a riqueza está no trabalho, de um lado, e da natureza, por outro lado. Para que uma parcela da população possa viver sem trabalhar, faz-se necessário que alguém trabalhe por ela. De acordo com Saviani (2007, p.155) (…) “o controle <text:soft-page-break/>privado da terra onde os homens vivem coletivamente tornou possível aos proprietários viver do trabalho alheio; do trabalho dos não proprietários que passaram a ter a obrigação de, com o seu trabalho, manterem-se a si mesmos e ao dono da terra, convertido em seu senhor”. </text:p>
      <text:p text:style-name="P27">A partir deste momento, ou seja, no escravismo antigo, dá-se a separação entre trabalho e educação, rompendo a unidade que se identificava no processo de trabalho e criando, agora, dois momentos separados, duas modalidades de educação. Uma voltada para os escravos, que continuava se realizando no processo de trabalho. Outra voltada para os proprietários dos meios de produção, que consistia em conhecimentos abstratos da realidade, intelectuais, e também atividades físicas, como pura diversão ou de caráter militar. A escola como instituição separada surge neste momento em que a sociedade se separa em classes sociais antagônicas. Para Saviani (2007, p.155,156):</text:p>
      <text:p text:style-name="P20"><text:span text:style-name="T6">Estamos, a partir desse momento, diante do processo de institucionalização da educação, correlato do processo de surgimento da sociedade de classes que, por sua vez, tem a ver com o processo de aprofundamento da divisão do trabalho. (…) E é aí que se localiza a origem da </text:span><text:span text:style-name="T7">escola</text:span><text:span text:style-name="T6">. A educação dos membros da classe que dispõe de ócio, de lazer, de tempo livre passa a organizar-se na forma escolar, contrapondo-se à educação da maioria, que continua a coincidir com o processo de trabalho.</text:span></text:p>
      <text:p text:style-name="P17">Esta separação, escola para as classes dominantes e educação no processo de trabalho para as classes dominadas, na sua essência, ocorre em todas as formas sociais em que temos a divisão entre trabalho manual e intelectual. O preparo, nestas funções manuais, se dava na prática diária do trabalho. Mesmo para o artesão qualificado da Idade Média não havia uma escola separada do processo de trabalho. O aprendizado, que durava vários anos, era efetuado na oficina, no contato direto com o trabalho. A escola, como uma instituição separada da sociedade, assume um papel de formar intelectuais, dirigentes, para exercerem a dominação no aparelho de Estado e na produção.</text:p>
      <text:p text:style-name="P20"><text:span text:style-name="T6">(…) a escola, desde suas origens, foi posta do lado do trabalho intelectual; constituiu-se num instrumento para a preparação dos futuros dirigentes que se exercitavam não apenas nas funções da guerra (liderança militar), mas também nas funções de mando (liderança política), por meio do domínio da arte da palavra e do conhecimento dos fenômenos naturais e das regras de convivência social. (…) Nesses contextos, as funções manuais não exigiam preparo escolar. A formação dos trabalhadores dava-se com o concomitante exercício das respectivas funções. (SAVIANI, 2007, p. 157-158).</text:span></text:p>
      <text:p text:style-name="P36">A transição da sociedade feudal para a capitalista ocorre com mudanças significativas no modo de organizar a produção da existência material. No feudalismo, <text:soft-page-break/>embora fosse uma sociedade baseada na exploração de classe, o objetivo da atividade econômica era primeiramente a produção de valores de uso, ou seja, a comunidade produzia para satisfazer suas necessidades vitais, para o consumo imediato.</text:p>
      <text:p text:style-name="P19">As forças produtivas eram limitadas e, portanto, produzia-se basicamente para a subsistência. O excedente, quando havia, era trocado, mas não como sendo o fim da produção, apenas de forma ocasional. No entanto, com o desenvolvimento das forças produtivas e da divisão de trabalho, especializando a produção, essas trocas deixam de ser ocasionais e passam a se tornar o objetivo principal da produção. Com esta inversão, (produção para o consumo agora se torna produção com o objetivo de troca), temos o surgimento de um outro modo de organizar a produção, a sociedade capitalista. Segundo Saviani (2007, p.158) “Nessa nova forma social, inversamente ao que ocorria na sociedade feudal, é a troca que determina o consumo. Por isso esse tipo de sociedade é também chamado de sociedade de mercado”. </text:p>
      <text:p text:style-name="P19">De uma produção voltada para dentro da comunidade, agora temos uma produção voltada para o mercado. Os laços naturais que uniam os membros da comunidade se dissolvem e surgem outras relações, mediadas pela troca. Não são mais relações diretas, em que cada servo sabia exatamente o que produzia para o seu senhor. </text:p>
      <text:p text:style-name="P22"><text:span text:style-name="T6">A forma diretamente social do trabalho é aqui a forma concreta do trabalho. (...) No regime feudal, sejam quais forem os papéis que os homens desempenham, ao se confrontarem, as relações sociais entre as pessoas na relação de seus trabalhos revelam-se como suas próprias relações pessoais, não se dissimulando em relações entre coisas, entre produtos do trabalho. (MARX, 1989, p.86)</text:span></text:p>
      <text:p text:style-name="P21"><text:span text:style-name="T6"/></text:p>
      <text:p text:style-name="P18">No capitalismo o trabalhador é proprietário de uma mercadoria, a força de trabalho, e entra em contato com o comprador dessa mercadoria, o capitalista, numa relação contratual em que um é vendedor e o outro comprador, numa relação típica de mercado. Não se trata, como no feudalismo, de uma relação direta, mas de contrato firmado entre ambas as partes e que tem no direito positivado, ao contrário do costume, sua forma de legitimação. Nesse contexto, há a necessidade que a população em geral tenha alguma educação formal, passando a escola a assumir um papel de generalizar na sociedade a cultura letrada, fonte agora em que se baseia a nova ordem que se instalou como dominante. Conforme Saviani salienta (2007, p.158):</text:p>
      <text:p text:style-name="P20"><text:span text:style-name="T6">Com isso, o domínio de uma cultura intelectual, cujo componente mais elementar é o alfabeto, impõe-se como exigência generalizada a todos os membros da sociedade. E a escola, sendo o instrumento por excelência para viabilizar o acesso a esse tipo de cultura, é erigida na forma principal, dominante e generalizada de educação. Esse processo assume contornos mais nítidos com a consolidação da nova ordem social propiciada pela indústria moderna no contexto da Revolução Industrial.</text:span></text:p>
      <text:p text:style-name="P30"><text:soft-page-break/>O desenvolvimento das forças produtivas do trabalho, como vimos, conduziu a sociedade a uma revolução nas formas de produção, apropriada pelo capital. A introdução da máquina destruiu o saber do artesão. Na realidade, o que aconteceu foi uma transferência do trabalho intelectual/qualificado do artesão para a máquina, materializando-se nela. De acordo com Saviani (2007, p.158) “os ingredientes intelectuais antes indissociáveis do trabalho manual humano, como ocorria no artesanato, dele destacam-se, indo incorporar-se às máquinas.” Assim, as operações no processo de produção se limitaram a movimentos simples, sem a necessidade das habilidades do artesão qualificado, que detinha conhecimento de todo o processo produtivo. O que prevaleceu foi a separação entre as atividades manuais e as intelectuais, impossibilitando à maioria dos trabalhadores a produção de saberes (ANTUNES; PINTO, 2017). </text:p>
      <text:p text:style-name="P28">Essa divisão, atacou não apenas o saber/fazer da classe trabalhadora. Ela foi ainda mais ampla, por fazer com que os trabalhadores perdessem controle de parte de suas formas de reprodução social, como apontam Antunes e Pinto (2017). Agora seria o capital que ditaria o que o trabalhador precisaria aprender e o que não. Além disso, facilitou aos donos dos meios de produção na rotatividade dos funcionários, ao diminuir o poder de barganha dos trabalhadores, uma vez que por meio de treinamentos rápidos e baratos era possível substituí-los quando necessário. </text:p>
      <text:p text:style-name="P28">No contexto de uma sociedade baseada na grande indústria e da vida na cidade<text:span text:style-name="T8">, a escola assume o papel de responsável pela socialização dos indivíduos na sociedade. Esta socialização, na sociedade feudal, dava-se no interior da comunidade, como vimos, numa relação direta, com a aprendizagem se realizando por meio do processo de trabalho e sem a mediação da escola. Agora, sendo apenas um trabalhador, sem os meios de produção a seu dispor, cabe capacitar-se minimamente para poder adaptar-se a nova ordem econômica. </text:span>A educação assume uma função importante para o capital, passando a promover uma qualificação <text:span text:style-name="T17">que garante </text:span>“desmembramento entre conceito, teoria e reflexão (<text:span text:style-name="T9">o trabalho intelectual</text:span>), de um lado, e prática, aplicação e experimentação (<text:span text:style-name="T9">o trabalho manual</text:span>), de outro” (ANTUNES; PINTO, 2017, p. 79). <text:span text:style-name="T8">Basta agora uma formação elementar, geral, que possa, inclusive, formar, moldar o indivíduo para adaptar-se a esta nova sociabilidade do capital.</text:span></text:p>
      <text:p text:style-name="P20"><text:span text:style-name="T6">A universalização da escola primária promoveu a socialização dos indivíduos nas formas de convivência próprias da sociedade moderna. Familiarizando-os com os códigos formais, capacitou-os a integrar o processo produtivo. (…) Preenchido esse requisito, os trabalhadores estavam em condições de conviver com as máquinas, operando-as sem maiores dificuldades. (SAVIANI, 2007, p.159).</text:span></text:p>
      <text:p text:style-name="P31"><text:soft-page-break/>Ao lado desta formação elementar, persistia a necessidade, no processo produtivo, de funções específicas que exigiam uma formação intelectual maior. O ensino profissional ocupou este espaço, seja dado pela própria empresa ou pelo sistema escolar, mas diretamente ligado à produção. Assim, temos duas formas de ensino: uma voltada para a formação profissional e outra voltada para a formação geral. </text:p>
      <text:p text:style-name="P20"><text:span text:style-name="T6">Estas (formação geral), por não estarem diretamente ligadas à produção, tenderam a enfatizar as qualificações gerais (intelectuais) em detrimento da qualificação específica, ao passo que os cursos profissionalizantes, diretamente ligados à produção, enfatizaram os aspectos operacionais vinculados ao exercício de tarefas específicas (intelectuais e manuais) no processo produtivo considerado em sua particularidade. (SAVIANI, 2007, p.159).</text:span></text:p>
      <text:p text:style-name="P31">Ao contrário do escravismo e feudalismo, em que a escola era somente para a elite dominante, e que os dominados tinham sua aprendizagem no processo produtivo, por meio do trabalho, no capitalismo assistimos à ideia de universalização do ensino, tendo como referência de modelo a escola semelhante como a conhecemos hoje.</text:p>
      <text:p text:style-name="P20"><text:span text:style-name="T6">No entanto, a educação que a burguesia concebeu e realizou sobre a base do ensino primário comum não passou, nas suas formas mais avançadas, da divisão dos homens em dois grandes campos: aquele das profissões manuais para as quais se requeria uma formação prática limitada à execução de tarefas mais ou menos delimitadas, dispensando-se o domínio dos respectivos fundamentos teóricos; e aquele das profissões intelectuais para as quais se requeria domínio teórico amplo a fim de preparar as elites e representantes da classe dirigente para atuar nos diferentes setores da sociedade. (SAVIANI, 2007, p.159).</text:span></text:p>
      <text:p text:style-name="P31">O que vemos, portanto, do ponto de vista do trabalho e educação, é a manutenção da separação entre uma classe que domina os meios de produção e que tem uma educação para ser dirigente, seja na condução política do Estado, seja na produção material, como técnicos altamente especializados, e a classe dos despossuídos dos meios de produção, que têm somente a capacidade de trabalhar, se encontrar um capital que possa explorá-lo. Todo este processo pode ser considerado como uma usurpação do capitalista ao trabalhador “do conhecimento que detêm sobre o seu trabalho a fim de lhes impor, unilateralmente uma nova forma de organização deste, tendo sempre como horizonte as necessidades da máxima extração de mais-valia” (ANTUNES; PINTO, 2017, p. 21). É a imposição dessa nova forma de organização do trabalho que torna a educação profissional uma necessidade. </text:p>
      <text:p text:style-name="P40"><text:span text:style-name="T13">A TÍTULO DE CONSIDERAÇÕES FINAIS: DELINEAMENTO DE </text:span><text:span text:style-name="T12">UM NOVO MODELO</text:span></text:p>
      <text:p text:style-name="P8"><text:soft-page-break/>Diante do que foi colocado fica patente a necessidade de um novo modelo de educação que possa dar conta de realizar a educação, não como uma simples forma de adequar o trabalhador às necessidades do capital, mas como método de construção coletiva dos próprios trabalhadores. </text:p>
      <text:p text:style-name="P37"><text:span text:style-name="T10">Braverman (1980) aponta que este processo não é interminável e que, para mudar, somente a partir da participação ativa dos trabalhadores. Nesse sentido, para que a educação envolva os trabalhadores e seus filhos, é necessário que se superem com os antagonismos no processo de trabalho entre os que controlam a produção, os capitalistas e seus gerentes, e os trabalhadores, ou seja, entre concepção e execução, entre trabalho intelectual e manual.</text:span></text:p>
      <text:p text:style-name="P38"><text:span text:style-name="T11">Essa educação só pode despertar o interesse e atenção dos trabalhadores quando eles se tornarem os senhores da indústria no sentido verdadeiro, isto é, quando os antagonismos no processo de trabalho entre controladores e trabalhadores, entre concepção e execução, entre trabalho mental e manual forem superados, e quando o processo do trabalho for unificado no corpo coletivo que o executa. (BRAVERMAN, 1980, p.376)</text:span></text:p>
      <text:p text:style-name="P37"><text:span text:style-name="T12">Romper com essa estrutura do capital requer uma atitude de mudança real e não apenas formal, em que trabalhadores votam em diretores ou decidem sobre os processos produtivos, a partir de determinações superiores que já vêm prontas e são legitimadas pelo voto dos trabalhadores. Para Braverman (1980, p.376) esta forma de participação não contribui para que se possa ter uma educação integral. “O conceito de uma democracia na oficina baseada simplesmente na imposição de uma estrutura formal de parlamentarismo- eleição de diretores, votação sobre decisões referentes à produção etc- de acordo com a organização existente é decepcionante.” Para que tenham uma participação real e efetiva dos trabalhadores nas decisões, e que a educação seja um momento de prazer, é necessário mais que isso. </text:span><text:span text:style-name="T10"><text:s/> </text:span></text:p>
      <text:p text:style-name="P37"><text:span text:style-name="T12">Aqui surge o conhecimento como um elemento fundamental para que se efetive uma verdadeira mudança na concepção de educação. </text:span><text:span text:style-name="T10">É preciso, apontam Antunes e Pinto (2017, p. 107) “conceber a educação fora dos marcos da separação ente trabalho intelectual e trabalho manual”. </text:span><text:span text:style-name="T12">Trata-se de lutar para que os trabalhadores tenham acesso ao conhecimento em sua unidade, ou seja, tanto o conhecimento propriamente técnico de fazer determinado trabalho como também os determinantes históricos de formação desta sociedade.</text:span></text:p>
      <text:p text:style-name="P38"><text:span text:style-name="T11">Sem o retorno do requisito de conhecimento técnico pela massa de trabalhadores e reformulação da organização do trabalho- sem, em uma </text:span><text:soft-page-break/><text:span text:style-name="T11">palavra, um novo e verdadeiramente coletivo modo de produção- a votação na fábrica e escritórios não altera o fato de que os trabalhadores <text:s/>continuam dependentes tanto quanto antes dos “peritos” e só podem escolher entre eles, ou votar nas alternativas apresentadas por eles. (BRAVERMAN, 1980, p.376)</text:span></text:p>
      <text:p text:style-name="P39"/>
      <text:p text:style-name="P37"><text:span text:style-name="T12">Assim a questão educacional está o tempo todo ligada ao próprio modo de produzir a nossa existência material nesta sociedade. Dessa forma, a crítica parte da forma como está organizada esta produção para, a partir dela, identificarmos elementos de saída. Como pode ser observado, o objetivo do capitalismo é o lucro, uma determinação puramente quantitativa, que não leva em consideração outra coisa que não seja sua grandeza. Assim, a superação deste modo de produzir parece ser o caminho para que se tenha uma educação voltada para o aspecto qualitativo de ser humano. Uma educação, no dizer de Gramsci, desinteressada, que desenvolva o caráter e não force o estudante a trilhar apenas pelos caminhos que lhe foram pré-fixados (ANTUNES; PINTO, 2017). </text:span></text:p>
      <text:p text:style-name="P37"><text:span text:style-name="T12">Uma educação que contribua para a superação do capital e não para s</text:span><text:span text:style-name="T14">ua perpetuação</text:span><text:span text:style-name="T12">. Uma educação que possibilite a elevação da classe trabalhadora. Uma educação que forme seres humanos em toda a sua plenitude e não os apêndices das máquinas. </text:span></text:p>
      <text:p text:style-name="P23">REFERÊNCIAS</text:p>
      <text:p text:style-name="P15">ANTUNES, Ricardo; PINTO, Geraldo Augusto. <text:span text:style-name="T1">A fábrica da educação: da especialização taylorista à flexibilização toyotista</text:span>. São Paulo: Cortez, 2017. </text:p>
      <text:p text:style-name="P15">BRAVERMAN, H. <text:span text:style-name="T1">Trabalho e capital monopolista: a degradação do trabalho no século XX</text:span>. Rio de Janeiro: Zahjar, 1980.</text:p>
      <text:p text:style-name="P15">LIBÂNEO, José Carlos. <text:span text:style-name="T2">Didática</text:span>. São Paulo: Cortez, 1994. (Coleção Magistério 2º Grau/ Série Formação de Professor).</text:p>
      <text:p text:style-name="P15">MARX, <text:s/>Karl<text:span text:style-name="T1">. O capital: crítica da economia política</text:span>. São Paulo: Abril Cultural, 1993. </text:p>
      <text:p text:style-name="P15"><text:span text:style-name="T8">MARX, Karl.</text:span><text:span text:style-name="T4">O Capital:</text:span><text:span text:style-name="T3"> crítica da economia política</text:span><text:span text:style-name="T8">. Vol. I, Livro I – O processo de produção do Capital. 13. ed. Rio de Janeiro: Bertraud do Brasil, 1989.</text:span></text:p>
      <text:p text:style-name="P15">SAVIANI, Dermeval. Trabalho e educação: fundamentos ontológicos e históricos. In:<text:span text:style-name="T15"> </text:span><text:span text:style-name="T1">Revista Brasileira de Educação</text:span> v. 12 n. 34 jan./abr. 2007</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T1911O00" svg:font-family="TT1911O00"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1.251cm" style:auto-text-indent="false" style:writing-mode="lr-tb"/>
      <style:text-properties style:use-window-font-color="true" style:font-name="Times New Roman" fo:font-family="'Times New Roman'" style:font-family-generic="roman" style:font-pitch="variable" fo:font-size="12pt" fo:language="pt" fo:country="BR"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fo:hyphenation-ladder-count="no-limit"/>
      <style:text-properties fo:color="#00000a" style:font-name="Calibri" fo:font-family="Calibri" style:font-family-generic="swiss" style:font-pitch="variable" fo:font-size="11pt" style:font-size-asian="11pt" style:font-name-complex="Calibri" style:font-family-complex="Calibri" style:font-family-generic-complex="swiss" style:font-pitch-complex="variable"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line-height="100%"/>
    </style:style>
    <style:style style:name="Footer" style:family="paragraph" style:parent-style-name="Standard" style:class="extra">
      <style:paragraph-properties fo:line-height="100%"/>
    </style:style>
    <style:style style:name="Sem_20_Espaçamento" style:display-name="Sem Espaçamento" style:family="paragraph">
      <style:paragraph-properties fo:orphans="2" fo:widows="2"/>
      <style:text-properties style:use-window-font-color="true" style:font-name="Calibri" fo:font-family="Calibri" style:font-family-generic="swiss" style:font-pitch="variable" fo:font-size="11pt" fo:language="pt" fo:country="B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asian="Times New Roman" style:font-family-asian="'Times New Roman'" style:font-family-generic-asian="roman" style:font-pitch-asian="variable" style:font-size-complex="12pt"/>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Fonte_20_parág._20_padrão" style:display-name="Fonte parág. padrão" style:family="text"/>
    <style:style style:name="Cabeçalho_20_Char" style:display-name="Cabeçalho Char"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Rodapé_20_Char" style:display-name="Rodapé Char"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em_20_Espaçamento_20_Char" style:display-name="Sem Espaçamento Char" style:family="text">
      <style:text-properties style:font-name-asian="Times New Roman" style:font-family-asian="'Times New Roman'" style:font-family-generic-asian="roman" style:font-pitch-asian="variable"/>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2.464cm"/>
        </style:tab-stops>
      </style:paragraph-properties>
    </style:style>
    <style:style style:name="MP2" style:family="paragraph" style:parent-style-name="Footer">
      <style:paragraph-properties>
        <style:tab-stops>
          <style:tab-stop style:position="10.227cm"/>
        </style:tab-stops>
      </style:paragraph-properties>
      <style:text-properties fo:language="pt" fo:country="BR" style:language-asian="pt" style:country-asian="BR"/>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bottom="0.653cm" style:dynamic-spacing="true"/>
      </style:header-style>
      <style:footer-style>
        <style:header-footer-properties fo:min-height="0.751cm" fo:margin-top="0.653cm" style:dynamic-spacing="true"/>
      </style:footer-style>
    </style:page-layout>
  </office:automatic-styles>
  <office:master-styles>
    <style:master-page style:name="Standard" style:page-layout-name="Mpm1">
      <style:header>
        <text:p text:style-name="MP1"><draw:frame draw:style-name="Mfr1" draw:name="Imagem 2" text:anchor-type="char" svg:x="-3.053cm" svg:y="-0.349cm" svg:width="21.108cm" svg:height="5.002cm" draw:z-index="8"><draw:image xlink:href="Pictures/10000000000004A90000011DACCC3797.jpg" xlink:type="simple" xlink:show="embed" xlink:actuate="onLoad"/></draw:frame><text:tab/><text:tab/></text:p>
      </style:header>
      <style:footer>
        <text:p text:style-name="MP2"><draw:frame draw:style-name="Mfr1" draw:name="Imagem 1" text:anchor-type="char" svg:x="-3.053cm" svg:y="23.998cm" svg:width="21.108cm" svg:height="5.927cm" draw:z-index="17"><draw:image xlink:href="Pictures/1000000000000381000000EDE2ED5FAF.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dson</meta:initial-creator>
    <meta:creation-date>2018-09-17T13:29:00</meta:creation-date>
    <dc:date>2018-09-21T15:03:12.292000000</dc:date>
    <meta:editing-cycles>6</meta:editing-cycles>
    <meta:editing-duration>PT30M14S</meta:editing-duration>
    <meta:generator>LibreOffice/4.4.3.2$Windows_x86 LibreOffice_project/88805f81e9fe61362df02b9941de8e38a9b5fd16</meta:generator>
    <meta:document-statistic meta:table-count="0" meta:image-count="2" meta:object-count="0" meta:page-count="9" meta:paragraph-count="61" meta:word-count="3647" meta:character-count="23643" meta:non-whitespace-character-count="20023"/>
  </office:meta>
</office:document-meta>
</file>